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d2369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officeooo:rsid="001df880" officeooo:paragraph-rsid="001df880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fo:language="ru" fo:country="RU" officeooo:rsid="001d2369"/>
    </style:style>
    <style:style style:name="T3" style:family="text">
      <style:text-properties officeooo:rsid="0016afcb"/>
    </style:style>
    <style:style style:name="T4" style:family="text">
      <style:text-properties fo:language="en" fo:country="US" officeooo:rsid="00187ff2"/>
    </style:style>
    <style:style style:name="T5" style:family="text">
      <style:text-properties officeooo:rsid="001d2369"/>
    </style:style>
    <style:style style:name="T6" style:family="text">
      <style:text-properties officeooo:rsid="001ff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ЗАМАССКИЙ ПОЛИТЕХНИЧЕСКИЙ ИНСТИТУТ (ФИЛИАЛ) НИЖЕГОРОДСКОГО ГОСУДАРСТВЕННОГО ТЕХНИЧЕСКОГО УНИВЕРСИТЕТА им. Р.Е. Алексеева</text:p>
      <text:p text:style-name="P1"/>
      <text:p text:style-name="P1"/>
      <text:p text:style-name="P3">Факультет ИЭП<text:tab/><text:tab/><text:tab/>К<text:span text:style-name="T6">П</text:span>-АПИ(<text:span text:style-name="T1">Ф</text:span>)НГТУ-21020<text:span text:style-name="T4">1</text:span>.65-(АВР09-1)-0<text:span text:style-name="T3">8</text:span>-1<text:span text:style-name="T5">4</text:span></text:p>
      <text:p text:style-name="P3">Кафедра КиТ РЭС</text:p>
      <text:p text:style-name="P3"/>
      <text:p text:style-name="P3"/>
      <text:p text:style-name="P3"/>
      <text:p text:style-name="P3"/>
      <text:p text:style-name="P3"/>
      <text:p text:style-name="P1">ПОЯСНИТЕЛЬНАЯ ЗАПИСКА</text:p>
      <text:p text:style-name="P2">к курсово<text:span text:style-name="T5">му</text:span> <text:span text:style-name="T5">проекту </text:span>по <text:span text:style-name="T5">дисциплине</text:span></text:p>
      <text:p text:style-name="P2"><text:span text:style-name="T5">«Технология </text:span><text:span text:style-name="T2">радиоэлектронных средств»</text:span></text:p>
      <text:p text:style-name="P1"/>
      <text:p text:style-name="P1">Тема: <text:span text:style-name="T5">Технология изготовления процессора вычислителя</text:span></text:p>
      <text:p text:style-name="P1"/>
      <text:p text:style-name="P1"/>
      <text:p text:style-name="P1"/>
      <text:p text:style-name="P4">Выполнил:</text:p>
      <text:p text:style-name="P4">студент группы АВР09-1</text:p>
      <text:p text:style-name="P4">Муртазина Е.В.</text:p>
      <text:p text:style-name="P4">Проверил:</text:p>
      <text:p text:style-name="P5">Лазарева Е.И.</text:p>
      <text:p text:style-name="P4"/>
      <text:p text:style-name="P4"/>
      <text:p text:style-name="P4"/>
      <text:p text:style-name="P4"/>
      <text:p text:style-name="P4"/>
      <text:p text:style-name="P1">Арзамас 201<text:span text:style-name="T5">4</text:span>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27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4-05-03T15:14:41.162178197</dc:date>
    <meta:editing-duration>PT3M4S</meta:editing-duration>
    <meta:editing-cycles>11</meta:editing-cycles>
    <meta:generator>LibreOffice/4.1.4.2$Linux_X86_64 LibreOffice_project/410m0$Build-2</meta:generator>
    <meta:print-date>2013-12-28T15:31:22.979000000</meta:print-date>
    <meta:document-statistic meta:table-count="0" meta:image-count="0" meta:object-count="0" meta:page-count="1" meta:paragraph-count="13" meta:word-count="44" meta:character-count="416" meta:non-whitespace-character-count="383"/>
  </office:meta>
</office:document-meta>
</file>